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hyphenation-ladder-count="no-limit"/>
      <style:text-properties style:text-position="0% 100%" fo:font-size="13pt" fo:font-style="italic" style:text-underline-style="none" fo:font-weight="normal" officeooo:rsid="000f2c2f" officeooo:paragraph-rsid="000f2c2f" style:font-size-asian="13pt" style:font-style-asian="italic" style:font-weight-asian="normal" style:font-size-complex="13pt" style:font-style-complex="italic" style:font-weight-complex="normal" fo:hyphenate="true" fo:hyphenation-remain-char-count="2" fo:hyphenation-push-char-count="2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text-position="0% 100%" fo:font-size="13pt" fo:font-style="normal" style:text-underline-style="none" fo:font-weight="normal" officeooo:rsid="0010fada" officeooo:paragraph-rsid="0010fada" style:font-size-asian="13pt" style:font-style-asian="normal" style:font-weight-asian="normal" style:font-size-complex="13pt" style:font-style-complex="normal" style:font-weight-complex="normal" fo:hyphenate="true" fo:hyphenation-remain-char-count="2" fo:hyphenation-push-char-count="2"/>
    </style:style>
    <style:style style:name="P3" style:family="paragraph" style:parent-style-name="Standard">
      <style:paragraph-properties fo:text-align="start" style:justify-single-word="false" fo:hyphenation-ladder-count="no-limit"/>
      <style:text-properties style:text-position="0% 100%" fo:font-size="13pt" fo:font-style="normal" style:text-underline-style="none" fo:font-weight="normal" officeooo:rsid="0020a54c" officeooo:paragraph-rsid="0020a54c" style:font-size-asian="13pt" style:font-style-asian="normal" style:font-weight-asian="normal" style:font-size-complex="13pt" style:font-style-complex="normal" style:font-weight-complex="normal" fo:hyphenate="true" fo:hyphenation-remain-char-count="2" fo:hyphenation-push-char-count="2"/>
    </style:style>
    <style:style style:name="P4" style:family="paragraph" style:parent-style-name="Standard">
      <style:paragraph-properties fo:text-align="start" style:justify-single-word="false" fo:hyphenation-ladder-count="no-limit"/>
      <style:text-properties style:text-position="super 58%" fo:font-size="13pt" fo:font-style="normal" style:text-underline-style="solid" style:text-underline-width="auto" style:text-underline-color="font-color" fo:font-weight="bold" officeooo:rsid="0020a54c" officeooo:paragraph-rsid="0020a54c" style:font-size-asian="13pt" style:font-style-asian="normal" style:font-weight-asian="bold" style:font-size-complex="13pt" style:font-style-complex="normal" style:font-weight-complex="bold" fo:hyphenate="tru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 fo:hyphenation-ladder-count="no-limit"/>
      <style:text-properties fo:font-size="13pt" style:text-underline-style="solid" style:text-underline-width="auto" style:text-underline-color="font-color" fo:font-weight="bold" officeooo:rsid="00304099" officeooo:paragraph-rsid="00304099" style:font-size-asian="13pt" style:font-weight-asian="bold" style:font-size-complex="13pt" style:font-weight-complex="bold" fo:hyphenate="tru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/>
      <style:text-properties fo:font-size="13pt" style:text-underline-style="solid" style:text-underline-width="auto" style:text-underline-color="font-color" fo:font-weight="bold" officeooo:rsid="0030fedf" officeooo:paragraph-rsid="0030fedf" style:font-size-asian="13pt" style:font-weight-asian="bold" style:font-size-complex="13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/>
      <style:text-properties fo:font-size="13pt" style:text-underline-style="solid" style:text-underline-width="auto" style:text-underline-color="font-color" fo:font-weight="bold" officeooo:rsid="00087e11" officeooo:paragraph-rsid="00087e11" style:font-size-asian="13pt" style:font-weight-asian="bold" style:font-size-complex="13pt" style:font-weight-complex="bold" fo:hyphenate="tru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hyphenation-ladder-count="no-limit"/>
      <style:text-properties fo:font-size="13pt" style:text-underline-style="solid" style:text-underline-width="auto" style:text-underline-color="font-color" fo:font-weight="bold" officeooo:rsid="00087e11" officeooo:paragraph-rsid="0028af71" style:font-size-asian="13pt" style:font-weight-asian="bold" style:font-size-complex="13pt" style:font-weight-complex="bold" fo:hyphenate="tru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 fo:hyphenation-ladder-count="no-limit"/>
      <style:text-properties fo:font-size="13pt" style:text-underline-style="solid" style:text-underline-width="auto" style:text-underline-color="font-color" fo:font-weight="bold" officeooo:rsid="00087e11" officeooo:paragraph-rsid="0028af71" style:font-size-asian="13pt" style:font-weight-asian="bold" style:font-size-complex="13pt" style:font-weight-complex="bold" fo:hyphenate="tru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/>
      <style:text-properties fo:font-size="13pt" style:text-underline-style="solid" style:text-underline-width="auto" style:text-underline-color="font-color" fo:font-weight="bold" officeooo:rsid="001967ff" officeooo:paragraph-rsid="001967ff" style:font-size-asian="13pt" style:font-weight-asian="bold" style:font-size-complex="13pt" style:font-weight-complex="bold" fo:hyphenate="tru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/>
      <style:text-properties fo:font-size="13pt" officeooo:rsid="00087e11" officeooo:paragraph-rsid="00087e11" style:font-size-asian="13pt" style:font-size-complex="13pt" fo:hyphenate="true" fo:hyphenation-remain-char-count="2" fo:hyphenation-push-char-count="2"/>
    </style:style>
    <style:style style:name="P12" style:family="paragraph" style:parent-style-name="Standard">
      <style:paragraph-properties fo:text-align="start" style:justify-single-word="false" fo:hyphenation-ladder-count="no-limit"/>
      <style:text-properties fo:font-size="13pt" officeooo:paragraph-rsid="002b743c" style:font-size-asian="13pt" style:font-size-complex="13pt" fo:hyphenate="true" fo:hyphenation-remain-char-count="2" fo:hyphenation-push-char-count="2"/>
    </style:style>
    <style:style style:name="P13" style:family="paragraph" style:parent-style-name="Standard">
      <style:paragraph-properties fo:text-align="start" style:justify-single-word="false" fo:hyphenation-ladder-count="no-limit"/>
      <style:text-properties fo:font-size="13pt" officeooo:rsid="002cab45" officeooo:paragraph-rsid="002cab45" style:font-size-asian="13pt" style:font-size-complex="13pt" fo:hyphenate="tru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hyphenation-ladder-count="no-limit"/>
      <style:text-properties fo:font-size="13pt" fo:font-style="normal" style:text-underline-style="solid" style:text-underline-width="auto" style:text-underline-color="font-color" fo:font-weight="bold" officeooo:rsid="000b0cf6" officeooo:paragraph-rsid="000b0cf6" style:font-size-asian="13pt" style:font-style-asian="normal" style:font-weight-asian="bold" style:font-size-complex="13pt" style:font-style-complex="normal" style:font-weight-complex="bold" fo:hyphenate="true" fo:hyphenation-remain-char-count="2" fo:hyphenation-push-char-count="2"/>
    </style:style>
    <style:style style:name="P15" style:family="paragraph" style:parent-style-name="Standard">
      <style:paragraph-properties fo:text-align="center" style:justify-single-word="false" fo:hyphenation-ladder-count="no-limit"/>
      <style:text-properties fo:font-size="13pt" fo:font-style="normal" style:text-underline-style="solid" style:text-underline-width="auto" style:text-underline-color="font-color" fo:font-weight="bold" officeooo:rsid="000b0cf6" officeooo:paragraph-rsid="000b0cf6" style:font-size-asian="13pt" style:font-style-asian="normal" style:font-weight-asian="bold" style:font-size-complex="13pt" style:font-style-complex="normal" style:font-weight-complex="bold" fo:hyphenate="tru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 fo:hyphenation-ladder-count="no-limit"/>
      <style:text-properties fo:font-size="13pt" fo:font-style="normal" style:text-underline-style="solid" style:text-underline-width="auto" style:text-underline-color="font-color" fo:font-weight="bold" officeooo:rsid="000edb76" officeooo:paragraph-rsid="000edb76" style:font-size-asian="13pt" style:font-style-asian="normal" style:font-weight-asian="bold" style:font-size-complex="13pt" style:font-style-complex="normal" style:font-weight-complex="bold" fo:hyphenate="tru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 fo:hyphenation-ladder-count="no-limit"/>
      <style:text-properties fo:font-size="13pt" fo:font-style="normal" style:text-underline-style="solid" style:text-underline-width="auto" style:text-underline-color="font-color" fo:font-weight="bold" officeooo:rsid="000f2c2f" officeooo:paragraph-rsid="000f2c2f" style:font-size-asian="13pt" style:font-style-asian="normal" style:font-weight-asian="bold" style:font-size-complex="13pt" style:font-style-complex="normal" style:font-weight-complex="bold" fo:hyphenate="tru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 fo:hyphenation-ladder-count="no-limit"/>
      <style:text-properties fo:font-size="13pt" fo:font-style="normal" style:text-underline-style="solid" style:text-underline-width="auto" style:text-underline-color="font-color" fo:font-weight="bold" officeooo:rsid="0010364f" officeooo:paragraph-rsid="0010fada" style:font-size-asian="13pt" style:font-style-asian="normal" style:font-weight-asian="bold" style:font-size-complex="13pt" style:font-style-complex="normal" style:font-weight-complex="bold" fo:hyphenate="true" fo:hyphenation-remain-char-count="2" fo:hyphenation-push-char-count="2"/>
    </style:style>
    <style:style style:name="P19" style:family="paragraph" style:parent-style-name="Standard">
      <style:paragraph-properties fo:text-align="justify" style:justify-single-word="false" fo:hyphenation-ladder-count="no-limit"/>
      <style:text-properties fo:font-size="13pt" fo:font-style="normal" style:text-underline-style="solid" style:text-underline-width="auto" style:text-underline-color="font-color" fo:font-weight="bold" officeooo:rsid="0010fada" officeooo:paragraph-rsid="0010fada" style:font-size-asian="13pt" style:font-style-asian="normal" style:font-weight-asian="bold" style:font-size-complex="13pt" style:font-style-complex="normal" style:font-weight-complex="bold" fo:hyphenate="true" fo:hyphenation-remain-char-count="2" fo:hyphenation-push-char-count="2"/>
    </style:style>
    <style:style style:name="P20" style:family="paragraph" style:parent-style-name="Standard">
      <style:paragraph-properties fo:text-align="justify" style:justify-single-word="false" fo:hyphenation-ladder-count="no-limit"/>
      <style:text-properties fo:font-size="13pt" fo:font-style="normal" style:text-underline-style="solid" style:text-underline-width="auto" style:text-underline-color="font-color" fo:font-weight="bold" officeooo:rsid="0012447c" officeooo:paragraph-rsid="0012447c" style:font-size-asian="13pt" style:font-style-asian="normal" style:font-weight-asian="bold" style:font-size-complex="13pt" style:font-style-complex="normal" style:font-weight-complex="bold" fo:hyphenate="true" fo:hyphenation-remain-char-count="2" fo:hyphenation-push-char-count="2"/>
    </style:style>
    <style:style style:name="P21" style:family="paragraph" style:parent-style-name="Standard">
      <style:paragraph-properties fo:text-align="justify" style:justify-single-word="false" fo:hyphenation-ladder-count="no-limit"/>
      <style:text-properties fo:font-size="13pt" fo:font-style="normal" style:text-underline-style="solid" style:text-underline-width="auto" style:text-underline-color="font-color" fo:font-weight="bold" officeooo:rsid="0018b33a" officeooo:paragraph-rsid="001967ff" style:font-size-asian="13pt" style:font-style-asian="normal" style:font-weight-asian="bold" style:font-size-complex="13pt" style:font-style-complex="normal" style:font-weight-complex="bold" fo:hyphenate="true" fo:hyphenation-remain-char-count="2" fo:hyphenation-push-char-count="2"/>
    </style:style>
    <style:style style:name="P22" style:family="paragraph" style:parent-style-name="Standard">
      <style:paragraph-properties fo:text-align="justify" style:justify-single-word="false" fo:hyphenation-ladder-count="no-limit"/>
      <style:text-properties fo:font-size="13pt" fo:font-style="normal" style:text-underline-style="solid" style:text-underline-width="auto" style:text-underline-color="font-color" fo:font-weight="bold" officeooo:rsid="001d2822" officeooo:paragraph-rsid="001eb980" style:font-size-asian="13pt" style:font-style-asian="normal" style:font-weight-asian="bold" style:font-size-complex="13pt" style:font-style-complex="normal" style:font-weight-complex="bold" fo:hyphenate="true" fo:hyphenation-remain-char-count="2" fo:hyphenation-push-char-count="2"/>
    </style:style>
    <style:style style:name="P23" style:family="paragraph" style:parent-style-name="Standard">
      <style:paragraph-properties fo:text-align="center" style:justify-single-word="false" fo:hyphenation-ladder-count="no-limit"/>
      <style:text-properties fo:font-size="13pt" fo:font-style="normal" style:text-underline-style="solid" style:text-underline-width="auto" style:text-underline-color="font-color" fo:font-weight="bold" officeooo:rsid="001d2822" officeooo:paragraph-rsid="001eb980" style:font-size-asian="13pt" style:font-style-asian="normal" style:font-weight-asian="bold" style:font-size-complex="13pt" style:font-style-complex="normal" style:font-weight-complex="bold" fo:hyphenate="true" fo:hyphenation-remain-char-count="2" fo:hyphenation-push-char-count="2"/>
    </style:style>
    <style:style style:name="P24" style:family="paragraph" style:parent-style-name="Standard">
      <style:paragraph-properties fo:text-align="start" style:justify-single-word="false" fo:hyphenation-ladder-count="no-limit"/>
      <style:text-properties fo:font-size="13pt" fo:font-style="normal" style:text-underline-style="solid" style:text-underline-width="auto" style:text-underline-color="font-color" fo:font-weight="bold" officeooo:rsid="001d2822" officeooo:paragraph-rsid="001eb980" style:font-size-asian="13pt" style:font-style-asian="normal" style:font-weight-asian="bold" style:font-size-complex="13pt" style:font-style-complex="normal" style:font-weight-complex="bold" fo:hyphenate="true" fo:hyphenation-remain-char-count="2" fo:hyphenation-push-char-count="2"/>
    </style:style>
    <style:style style:name="P25" style:family="paragraph" style:parent-style-name="Standard">
      <style:paragraph-properties fo:text-align="start" style:justify-single-word="false" fo:hyphenation-ladder-count="no-limit"/>
      <style:text-properties fo:font-size="13pt" fo:font-style="normal" style:text-underline-style="solid" style:text-underline-width="auto" style:text-underline-color="font-color" fo:font-weight="bold" officeooo:rsid="001eb980" officeooo:paragraph-rsid="001eb980" style:font-size-asian="13pt" style:font-style-asian="normal" style:font-weight-asian="bold" style:font-size-complex="13pt" style:font-style-complex="normal" style:font-weight-complex="bold" fo:hyphenate="true" fo:hyphenation-remain-char-count="2" fo:hyphenation-push-char-count="2"/>
    </style:style>
    <style:style style:name="P26" style:family="paragraph" style:parent-style-name="Standard">
      <style:paragraph-properties fo:text-align="justify" style:justify-single-word="false" fo:hyphenation-ladder-count="no-limit"/>
      <style:text-properties fo:font-size="13pt" fo:font-style="normal" style:text-underline-style="none" fo:font-weight="normal" officeooo:rsid="001a2f12" officeooo:paragraph-rsid="001a2f12" style:font-size-asian="13pt" style:font-style-asian="normal" style:font-weight-asian="normal" style:font-size-complex="13pt" style:font-style-complex="normal" style:font-weight-complex="normal" fo:hyphenate="true" fo:hyphenation-remain-char-count="2" fo:hyphenation-push-char-count="2"/>
    </style:style>
    <style:style style:name="P27" style:family="paragraph" style:parent-style-name="Standard">
      <style:paragraph-properties fo:text-align="justify" style:justify-single-word="false" fo:hyphenation-ladder-count="no-limit"/>
      <style:text-properties fo:font-size="13pt" fo:font-style="normal" style:text-underline-style="none" fo:font-weight="normal" officeooo:rsid="00151bef" officeooo:paragraph-rsid="00151bef" style:font-size-asian="13pt" style:font-style-asian="normal" style:font-weight-asian="normal" style:font-size-complex="13pt" style:font-style-complex="normal" style:font-weight-complex="normal" fo:hyphenate="true" fo:hyphenation-remain-char-count="2" fo:hyphenation-push-char-count="2"/>
    </style:style>
    <style:style style:name="P28" style:family="paragraph" style:parent-style-name="Standard">
      <style:paragraph-properties fo:text-align="center" style:justify-single-word="false" fo:hyphenation-ladder-count="no-limit"/>
      <style:text-properties fo:font-size="13pt" fo:font-style="normal" style:text-underline-style="none" fo:font-weight="normal" officeooo:rsid="00151bef" officeooo:paragraph-rsid="00151bef" style:font-size-asian="13pt" style:font-style-asian="normal" style:font-weight-asian="normal" style:font-size-complex="13pt" style:font-style-complex="normal" style:font-weight-complex="normal" fo:hyphenate="true" fo:hyphenation-remain-char-count="2" fo:hyphenation-push-char-count="2"/>
    </style:style>
    <style:style style:name="P29" style:family="paragraph" style:parent-style-name="Standard">
      <style:paragraph-properties fo:text-align="justify" style:justify-single-word="false" fo:hyphenation-ladder-count="no-limit"/>
      <style:text-properties fo:font-size="13pt" fo:font-style="normal" style:text-underline-style="none" fo:font-weight="normal" officeooo:rsid="0015fc3c" officeooo:paragraph-rsid="0015fc3c" style:font-size-asian="13pt" style:font-style-asian="normal" style:font-weight-asian="normal" style:font-size-complex="13pt" style:font-style-complex="normal" style:font-weight-complex="normal" fo:hyphenate="true" fo:hyphenation-remain-char-count="2" fo:hyphenation-push-char-count="2"/>
    </style:style>
    <style:style style:name="P30" style:family="paragraph" style:parent-style-name="Standard">
      <style:paragraph-properties fo:text-align="justify" style:justify-single-word="false" fo:hyphenation-ladder-count="no-limit"/>
      <style:text-properties fo:font-size="13pt" fo:font-style="normal" style:text-underline-style="none" fo:font-weight="normal" officeooo:rsid="0016ca3a" officeooo:paragraph-rsid="0016ca3a" style:font-size-asian="13pt" style:font-style-asian="normal" style:font-weight-asian="normal" style:font-size-complex="13pt" style:font-style-complex="normal" style:font-weight-complex="normal" fo:hyphenate="true" fo:hyphenation-remain-char-count="2" fo:hyphenation-push-char-count="2"/>
    </style:style>
    <style:style style:name="P31" style:family="paragraph" style:parent-style-name="Standard">
      <style:paragraph-properties fo:text-align="start" style:justify-single-word="false" fo:hyphenation-ladder-count="no-limit"/>
      <style:text-properties fo:font-size="13pt" fo:font-style="normal" officeooo:rsid="0021dfe4" officeooo:paragraph-rsid="0029ac53" style:font-size-asian="13pt" style:font-style-asian="normal" style:font-size-complex="13pt" style:font-style-complex="normal" fo:hyphenate="true" fo:hyphenation-remain-char-count="2" fo:hyphenation-push-char-count="2"/>
    </style:style>
    <style:style style:name="P32" style:family="paragraph" style:parent-style-name="Standard">
      <style:paragraph-properties fo:text-align="start" style:justify-single-word="false" fo:hyphenation-ladder-count="no-limit"/>
      <style:text-properties fo:font-size="13pt" fo:font-style="normal" officeooo:rsid="002b743c" officeooo:paragraph-rsid="002b743c" style:font-size-asian="13pt" style:font-style-asian="normal" style:font-size-complex="13pt" style:font-style-complex="normal" fo:hyphenate="true" fo:hyphenation-remain-char-count="2" fo:hyphenation-push-char-count="2"/>
    </style:style>
    <style:style style:name="P33" style:family="paragraph" style:parent-style-name="Standard">
      <style:paragraph-properties fo:text-align="start" style:justify-single-word="false" fo:hyphenation-ladder-count="no-limit"/>
      <style:text-properties fo:font-size="13pt" fo:font-style="normal" officeooo:rsid="002f6820" officeooo:paragraph-rsid="002f6820" style:font-size-asian="13pt" style:font-style-asian="normal" style:font-size-complex="13pt" style:font-style-complex="normal" fo:hyphenate="true" fo:hyphenation-remain-char-count="2" fo:hyphenation-push-char-count="2"/>
    </style:style>
    <style:style style:name="P34" style:family="paragraph" style:parent-style-name="Standard">
      <style:paragraph-properties fo:text-align="center" style:justify-single-word="false" fo:hyphenation-ladder-count="no-limit"/>
      <style:text-properties fo:font-size="13pt" fo:font-style="italic" style:text-underline-style="none" fo:font-weight="normal" officeooo:rsid="0015fc3c" officeooo:paragraph-rsid="0015fc3c" style:font-size-asian="13pt" style:font-style-asian="italic" style:font-weight-asian="normal" style:font-size-complex="13pt" style:font-style-complex="italic" style:font-weight-complex="normal" fo:hyphenate="true" fo:hyphenation-remain-char-count="2" fo:hyphenation-push-char-count="2"/>
    </style:style>
    <style:style style:name="P35" style:family="paragraph" style:parent-style-name="Standard" style:master-page-name="">
      <style:paragraph-properties fo:text-align="justify" style:justify-single-word="false" fo:hyphenation-ladder-count="no-limit" style:page-number="auto"/>
      <style:text-properties fo:font-size="13pt" style:text-underline-style="solid" style:text-underline-width="auto" style:text-underline-color="font-color" fo:font-weight="bold" officeooo:rsid="00304099" officeooo:paragraph-rsid="00304099" style:font-size-asian="13pt" style:font-weight-asian="bold" style:font-size-complex="13pt" style:font-weight-complex="bold" fo:hyphenate="true" fo:hyphenation-remain-char-count="2" fo:hyphenation-push-char-count="2"/>
    </style:style>
    <style:style style:name="P36" style:family="paragraph" style:parent-style-name="Standard">
      <style:paragraph-properties fo:text-align="justify" style:justify-single-word="false" fo:hyphenation-ladder-count="no-limit"/>
      <style:text-properties fo:font-size="13pt" style:text-underline-style="none" fo:font-weight="normal" officeooo:rsid="0030fedf" officeooo:paragraph-rsid="0030fedf" style:font-size-asian="13pt" style:font-weight-asian="normal" style:font-size-complex="13pt" style:font-weight-complex="normal" fo:hyphenate="true" fo:hyphenation-remain-char-count="2" fo:hyphenation-push-char-count="2"/>
    </style:style>
    <style:style style:name="P37" style:family="paragraph" style:parent-style-name="Standard">
      <style:paragraph-properties fo:text-align="justify" style:justify-single-word="false" fo:hyphenation-ladder-count="no-limit"/>
      <style:text-properties fo:font-size="13pt" style:text-underline-style="solid" style:text-underline-width="auto" style:text-underline-color="font-color" fo:font-weight="bold" officeooo:rsid="004f3982" officeooo:paragraph-rsid="004f3982" style:font-size-asian="13pt" style:font-weight-asian="bold" style:font-size-complex="13pt" style:font-weight-complex="bold" fo:hyphenate="true" fo:hyphenation-remain-char-count="2" fo:hyphenation-push-char-count="2"/>
    </style:style>
    <style:style style:name="P38" style:family="paragraph" style:parent-style-name="Standard">
      <style:paragraph-properties fo:text-align="justify" style:justify-single-word="false" fo:hyphenation-ladder-count="no-limit"/>
      <style:text-properties style:text-position="0% 100%" fo:font-size="13pt" fo:font-style="normal" style:text-underline-style="none" fo:font-weight="normal" officeooo:rsid="0028af71" officeooo:paragraph-rsid="0028af71" style:font-size-asian="13pt" style:font-style-asian="normal" style:font-weight-asian="normal" style:font-size-complex="13pt" style:font-style-complex="normal" style:font-weight-complex="normal" fo:hyphenate="true" fo:hyphenation-remain-char-count="2" fo:hyphenation-push-char-count="2"/>
    </style:style>
    <style:style style:name="P39" style:family="paragraph" style:parent-style-name="Standard">
      <style:paragraph-properties fo:text-align="start" style:justify-single-word="false" fo:hyphenation-ladder-count="no-limit"/>
      <style:text-properties style:text-position="0% 100%" fo:font-size="13pt" fo:font-style="normal" fo:font-weight="normal" officeooo:rsid="002f6820" officeooo:paragraph-rsid="002f6820" style:font-size-asian="13pt" style:font-style-asian="normal" style:font-weight-asian="normal" style:font-size-complex="13pt" style:font-style-complex="normal" style:font-weight-complex="normal" fo:hyphenate="true" fo:hyphenation-remain-char-count="2" fo:hyphenation-push-char-count="2"/>
    </style:style>
    <style:style style:name="P40" style:family="paragraph" style:parent-style-name="Standard">
      <style:paragraph-properties fo:text-align="center" style:justify-single-word="false" fo:hyphenation-ladder-count="no-limit"/>
      <style:text-properties style:text-position="super 58%" fo:font-size="13pt" fo:font-style="italic" style:text-underline-style="none" fo:font-weight="normal" officeooo:rsid="0010364f" officeooo:paragraph-rsid="0028af71" style:font-size-asian="13pt" style:font-style-asian="italic" style:font-weight-asian="normal" style:font-size-complex="13pt" style:font-style-complex="italic" style:font-weight-complex="normal" fo:hyphenate="true" fo:hyphenation-remain-char-count="2" fo:hyphenation-push-char-count="2"/>
    </style:style>
    <style:style style:name="P41" style:family="paragraph" style:parent-style-name="Standard">
      <style:paragraph-properties fo:text-align="justify" style:justify-single-word="false" fo:hyphenation-ladder-count="no-limit"/>
      <style:text-properties style:text-line-through-style="none" style:text-line-through-type="none" style:text-position="0% 100%" fo:font-size="13pt" fo:font-style="normal" style:text-underline-style="none" fo:font-weight="normal" officeooo:rsid="0015fc3c" officeooo:paragraph-rsid="0015fc3c" style:font-size-asian="13pt" style:font-style-asian="normal" style:font-weight-asian="normal" style:font-size-complex="13pt" style:font-style-complex="normal" style:font-weight-complex="normal" fo:hyphenate="true" fo:hyphenation-remain-char-count="2" fo:hyphenation-push-char-count="2"/>
    </style:style>
    <style:style style:name="P42" style:family="paragraph" style:parent-style-name="Standard">
      <style:paragraph-properties fo:text-align="justify" style:justify-single-word="false" fo:hyphenation-ladder-count="no-limit"/>
      <style:text-properties style:text-line-through-style="none" style:text-line-through-type="none" style:text-position="0% 100%" fo:font-size="13pt" fo:font-style="normal" style:text-underline-style="none" fo:font-weight="normal" officeooo:rsid="001d2822" officeooo:paragraph-rsid="001eb980" style:font-size-asian="13pt" style:font-style-asian="normal" style:font-weight-asian="normal" style:font-size-complex="13pt" style:font-style-complex="normal" style:font-weight-complex="normal" fo:hyphenate="true" fo:hyphenation-remain-char-count="2" fo:hyphenation-push-char-count="2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edb76" style:font-weight-asian="normal" style:font-weight-complex="normal"/>
    </style:style>
    <style:style style:name="T4" style:family="text">
      <style:text-properties style:text-underline-style="none" fo:font-weight="normal" officeooo:rsid="00343bf6" style:font-weight-asian="normal" style:font-weight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0a34e4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0edb76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b743c" style:font-style-asian="italic" style:font-style-complex="italic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0a34e4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0edb76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352382" style:font-style-asian="normal" style:font-weight-asian="normal" style:font-style-complex="normal" style:font-weight-complex="normal"/>
    </style:style>
    <style:style style:name="T14" style:family="text">
      <style:text-properties style:text-position="super 58%"/>
    </style:style>
    <style:style style:name="T15" style:family="text">
      <style:text-properties style:text-position="super 58%"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super 58%" fo:font-style="italic" style:text-underline-style="none" fo:font-weight="normal" officeooo:rsid="000a34e4" style:font-style-asian="italic" style:font-weight-asian="normal" style:font-style-complex="italic" style:font-weight-complex="normal"/>
    </style:style>
    <style:style style:name="T17" style:family="text">
      <style:text-properties style:text-position="super 58%" fo:font-style="italic" style:text-underline-style="none" fo:font-weight="normal" officeooo:rsid="000edb76" style:font-style-asian="italic" style:font-weight-asian="normal" style:font-style-complex="italic" style:font-weight-complex="normal"/>
    </style:style>
    <style:style style:name="T18" style:family="text">
      <style:text-properties style:text-position="super 58%" fo:font-style="italic" style:text-underline-style="none" fo:font-weight="normal" officeooo:rsid="0010364f" style:font-style-asian="italic" style:font-weight-asian="normal" style:font-style-complex="italic" style:font-weight-complex="normal"/>
    </style:style>
    <style:style style:name="T19" style:family="text">
      <style:text-properties style:text-position="super 58%" fo:font-style="italic" style:text-underline-style="none" fo:font-weight="normal" officeooo:rsid="0010fada" style:font-style-asian="italic" style:font-weight-asian="normal" style:font-style-complex="italic" style:font-weight-complex="normal"/>
    </style:style>
    <style:style style:name="T20" style:family="text">
      <style:text-properties style:text-position="super 58%" fo:font-style="italic" style:font-style-asian="italic" style:font-style-complex="italic"/>
    </style:style>
    <style:style style:name="T21" style:family="text">
      <style:text-properties style:text-position="super 58%" fo:font-style="italic" officeooo:rsid="0012447c" style:font-style-asian="italic" style:font-style-complex="italic"/>
    </style:style>
    <style:style style:name="T22" style:family="text">
      <style:text-properties style:text-position="super 58%" fo:font-style="italic" officeooo:rsid="00151bef" style:font-style-asian="italic" style:font-style-complex="italic"/>
    </style:style>
    <style:style style:name="T23" style:family="text">
      <style:text-properties style:text-position="super 58%" fo:font-style="italic" officeooo:rsid="002b743c" style:font-style-asian="italic" style:font-style-complex="italic"/>
    </style:style>
    <style:style style:name="T24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text-position="super 58%" fo:font-style="italic" fo:font-weight="normal" officeooo:rsid="004d726f" style:font-style-asian="italic" style:font-weight-asian="normal" style:font-style-complex="italic" style:font-weight-complex="normal"/>
    </style:style>
    <style:style style:name="T26" style:family="text">
      <style:text-properties style:text-position="super 58%" fo:font-style="normal" style:text-underline-style="none" fo:font-weight="normal" officeooo:rsid="000a34e4" style:font-style-asian="normal" style:font-weight-asian="normal" style:font-style-complex="normal" style:font-weight-complex="normal"/>
    </style:style>
    <style:style style:name="T27" style:family="text">
      <style:text-properties style:text-position="super 58%" style:text-underline-style="none" fo:font-weight="normal" officeooo:rsid="000edb76" style:font-weight-asian="normal" style:font-weight-complex="normal"/>
    </style:style>
    <style:style style:name="T28" style:family="text">
      <style:text-properties style:text-position="0% 100%"/>
    </style:style>
    <style:style style:name="T29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style:text-position="0% 100%" fo:font-style="normal" style:text-underline-style="none" fo:font-weight="normal" officeooo:rsid="000a34e4" style:font-style-asian="normal" style:font-weight-asian="normal" style:font-style-complex="normal" style:font-weight-complex="normal"/>
    </style:style>
    <style:style style:name="T31" style:family="text">
      <style:text-properties style:text-position="0% 100%" fo:font-style="normal" style:text-underline-style="none" fo:font-weight="normal" officeooo:rsid="0028af71" style:font-style-asian="normal" style:font-weight-asian="normal" style:font-style-complex="normal" style:font-weight-complex="normal"/>
    </style:style>
    <style:style style:name="T32" style:family="text">
      <style:text-properties style:text-position="0% 100%" fo:font-style="normal" style:text-underline-style="none" fo:font-weight="normal" officeooo:rsid="002b743c" style:font-style-asian="normal" style:font-weight-asian="normal" style:font-style-complex="normal" style:font-weight-complex="normal"/>
    </style:style>
    <style:style style:name="T33" style:family="text">
      <style:text-properties style:text-position="0% 100%" fo:font-style="normal" style:text-underline-style="none" fo:font-weight="normal" officeooo:rsid="003652ca" style:font-style-asian="normal" style:font-weight-asian="normal" style:font-style-complex="normal" style:font-weight-complex="normal"/>
    </style:style>
    <style:style style:name="T34" style:family="text">
      <style:text-properties style:text-position="0% 100%" fo:font-style="normal" style:text-underline-style="none" style:font-style-asian="normal" style:font-style-complex="normal"/>
    </style:style>
    <style:style style:name="T35" style:family="text">
      <style:text-properties style:text-position="0% 100%" fo:font-style="normal" style:font-style-asian="normal" style:font-style-complex="normal"/>
    </style:style>
    <style:style style:name="T36" style:family="text">
      <style:text-properties style:text-position="0% 100%" fo:font-style="normal" officeooo:rsid="000a34e4" style:font-style-asian="normal" style:font-style-complex="normal"/>
    </style:style>
    <style:style style:name="T37" style:family="text">
      <style:text-properties style:text-position="0% 100%" fo:font-style="normal" officeooo:rsid="002b743c" style:font-style-asian="normal" style:font-style-complex="normal"/>
    </style:style>
    <style:style style:name="T38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41" style:family="text">
      <style:text-properties style:text-position="0% 100%" fo:font-style="italic" style:text-underline-style="none" fo:font-weight="normal" officeooo:rsid="000a34e4" style:font-style-asian="italic" style:font-weight-asian="normal" style:font-style-complex="italic" style:font-weight-complex="normal"/>
    </style:style>
    <style:style style:name="T42" style:family="text">
      <style:text-properties style:text-position="0% 100%" fo:font-style="italic" style:text-underline-style="none" fo:font-weight="normal" officeooo:rsid="000c4e23" style:font-style-asian="italic" style:font-weight-asian="normal" style:font-style-complex="italic" style:font-weight-complex="normal"/>
    </style:style>
    <style:style style:name="T43" style:family="text">
      <style:text-properties style:text-position="0% 100%" fo:font-style="italic" style:text-underline-style="none" fo:font-weight="normal" officeooo:rsid="000edb76" style:font-style-asian="italic" style:font-weight-asian="normal" style:font-style-complex="italic" style:font-weight-complex="normal"/>
    </style:style>
    <style:style style:name="T44" style:family="text">
      <style:text-properties style:text-position="0% 100%" fo:font-style="italic" style:text-underline-style="none" fo:font-weight="normal" officeooo:rsid="000f2c2f" style:font-style-asian="italic" style:font-weight-asian="normal" style:font-style-complex="italic" style:font-weight-complex="normal"/>
    </style:style>
    <style:style style:name="T45" style:family="text">
      <style:text-properties style:text-position="0% 100%" fo:font-style="italic" style:text-underline-style="none" fo:font-weight="normal" officeooo:rsid="0010fada" style:font-style-asian="italic" style:font-weight-asian="normal" style:font-style-complex="italic" style:font-weight-complex="normal"/>
    </style:style>
    <style:style style:name="T46" style:family="text">
      <style:text-properties style:text-position="0% 100%" fo:font-style="italic" style:text-underline-style="none" fo:font-weight="normal" officeooo:rsid="00239915" style:font-style-asian="italic" style:font-weight-asian="normal" style:font-style-complex="italic" style:font-weight-complex="normal"/>
    </style:style>
    <style:style style:name="T47" style:family="text">
      <style:text-properties style:text-position="0% 100%" fo:font-style="italic" style:text-underline-style="none" fo:font-weight="normal" officeooo:rsid="002b743c" style:font-style-asian="italic" style:font-weight-asian="normal" style:font-style-complex="italic" style:font-weight-complex="normal"/>
    </style:style>
    <style:style style:name="T48" style:family="text">
      <style:text-properties style:text-position="0% 100%" fo:font-style="italic" style:text-underline-style="none" fo:font-weight="normal" officeooo:rsid="003652ca" style:font-style-asian="italic" style:font-weight-asian="normal" style:font-style-complex="italic" style:font-weight-complex="normal"/>
    </style:style>
    <style:style style:name="T49" style:family="text">
      <style:text-properties style:text-position="0% 100%" fo:font-style="italic" style:font-style-asian="italic" style:font-style-complex="italic"/>
    </style:style>
    <style:style style:name="T50" style:family="text">
      <style:text-properties style:text-position="0% 100%" fo:font-style="italic" officeooo:rsid="0012447c" style:font-style-asian="italic" style:font-style-complex="italic"/>
    </style:style>
    <style:style style:name="T51" style:family="text">
      <style:text-properties style:text-position="0% 100%" fo:font-style="italic" officeooo:rsid="00151bef" style:font-style-asian="italic" style:font-style-complex="italic"/>
    </style:style>
    <style:style style:name="T52" style:family="text">
      <style:text-properties style:text-position="0% 100%" fo:font-style="italic" officeooo:rsid="001967ff" style:font-style-asian="italic" style:font-style-complex="italic"/>
    </style:style>
    <style:style style:name="T53" style:family="text">
      <style:text-properties style:text-position="0% 100%" fo:font-style="italic" officeooo:rsid="000f2c2f" style:font-style-asian="italic" style:font-style-complex="italic"/>
    </style:style>
    <style:style style:name="T54" style:family="text">
      <style:text-properties style:text-position="0% 100%" fo:font-style="italic" officeooo:rsid="002b743c" style:font-style-asian="italic" style:font-style-complex="italic"/>
    </style:style>
    <style:style style:name="T55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style:text-position="0% 100%" fo:font-style="italic" fo:font-weight="normal" officeooo:rsid="004b1ec7" style:font-style-asian="italic" style:font-weight-asian="normal" style:font-style-complex="italic" style:font-weight-complex="normal"/>
    </style:style>
    <style:style style:name="T57" style:family="text">
      <style:text-properties style:text-position="0% 100%" fo:font-style="italic" fo:font-weight="normal" officeooo:rsid="004d726f" style:font-style-asian="italic" style:font-weight-asian="normal" style:font-style-complex="italic" style:font-weight-complex="normal"/>
    </style:style>
    <style:style style:name="T58" style:family="text">
      <style:text-properties style:text-position="0% 100%" style:text-underline-style="none"/>
    </style:style>
    <style:style style:name="T59" style:family="text">
      <style:text-properties style:text-position="0% 100%" style:text-underline-style="none" fo:font-weight="normal" style:font-weight-asian="normal" style:font-weight-complex="normal"/>
    </style:style>
    <style:style style:name="T60" style:family="text">
      <style:text-properties style:text-position="0% 100%" style:text-underline-style="none" fo:font-weight="normal" officeooo:rsid="000c4e23" style:font-weight-asian="normal" style:font-weight-complex="normal"/>
    </style:style>
    <style:style style:name="T61" style:family="text">
      <style:text-properties style:text-position="0% 100%" style:text-underline-style="none" fo:font-weight="normal" officeooo:rsid="000edb76" style:font-weight-asian="normal" style:font-weight-complex="normal"/>
    </style:style>
    <style:style style:name="T62" style:family="text">
      <style:text-properties style:text-position="0% 100%" style:text-underline-style="none" fo:font-weight="normal" officeooo:rsid="000f2c2f" style:font-weight-asian="normal" style:font-weight-complex="normal"/>
    </style:style>
    <style:style style:name="T63" style:family="text">
      <style:text-properties style:text-position="0% 100%" style:text-underline-style="none" fo:font-weight="normal" officeooo:rsid="0010fada" style:font-weight-asian="normal" style:font-weight-complex="normal"/>
    </style:style>
    <style:style style:name="T64" style:family="text">
      <style:text-properties style:text-position="0% 100%" style:text-underline-style="none" fo:font-weight="normal" officeooo:rsid="0012447c" style:font-weight-asian="normal" style:font-weight-complex="normal"/>
    </style:style>
    <style:style style:name="T65" style:family="text">
      <style:text-properties style:text-position="0% 100%" style:text-underline-style="none" fo:font-weight="normal" officeooo:rsid="0014dfc5" style:font-weight-asian="normal" style:font-weight-complex="normal"/>
    </style:style>
    <style:style style:name="T66" style:family="text">
      <style:text-properties style:text-position="0% 100%" style:text-underline-style="none" fo:font-weight="normal" officeooo:rsid="00239915" style:font-weight-asian="normal" style:font-weight-complex="normal"/>
    </style:style>
    <style:style style:name="T67" style:family="text">
      <style:text-properties style:text-position="0% 100%" style:text-underline-style="none" fo:font-weight="normal" officeooo:rsid="00491909" style:font-weight-asian="normal" style:font-weight-complex="normal"/>
    </style:style>
    <style:style style:name="T68" style:family="text">
      <style:text-properties style:text-position="0% 100%" style:text-underline-style="none" fo:font-weight="normal" officeooo:rsid="0049bfaf" style:font-weight-asian="normal" style:font-weight-complex="normal"/>
    </style:style>
    <style:style style:name="T69" style:family="text">
      <style:text-properties style:text-position="0% 100%" style:text-underline-style="none" fo:font-weight="bold" style:font-weight-asian="bold" style:font-weight-complex="bold"/>
    </style:style>
    <style:style style:name="T70" style:family="text">
      <style:text-properties style:text-position="0% 100%" officeooo:rsid="000a34e4"/>
    </style:style>
    <style:style style:name="T71" style:family="text">
      <style:text-properties style:text-position="0% 100%" officeooo:rsid="0012447c"/>
    </style:style>
    <style:style style:name="T72" style:family="text">
      <style:text-properties style:text-position="0% 100%" officeooo:rsid="000f2c2f"/>
    </style:style>
    <style:style style:name="T73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T74" style:family="text">
      <style:text-properties style:text-position="0% 100%" fo:font-weight="normal" style:font-weight-asian="normal" style:font-weight-complex="normal"/>
    </style:style>
    <style:style style:name="T75" style:family="text">
      <style:text-properties style:text-position="0% 100%" fo:font-weight="normal" officeooo:rsid="004a333d" style:font-weight-asian="normal" style:font-weight-complex="normal"/>
    </style:style>
    <style:style style:name="T76" style:family="text">
      <style:text-properties style:text-position="0% 100%" fo:font-weight="normal" officeooo:rsid="004d726f" style:font-weight-asian="normal" style:font-weight-complex="normal"/>
    </style:style>
    <style:style style:name="T77" style:family="text">
      <style:text-properties style:text-position="0% 100%" officeooo:rsid="003652ca"/>
    </style:style>
    <style:style style:name="T78" style:family="text">
      <style:text-properties style:text-position="0% 100%" officeooo:rsid="0037ec00"/>
    </style:style>
    <style:style style:name="T79" style:family="text">
      <style:text-properties style:text-position="0% 100%" officeooo:rsid="0039a722"/>
    </style:style>
    <style:style style:name="T80" style:family="text">
      <style:text-properties style:text-position="0% 100%" officeooo:rsid="003a88d5"/>
    </style:style>
    <style:style style:name="T81" style:family="text">
      <style:text-properties style:text-position="0% 100%" officeooo:rsid="003b8cc3"/>
    </style:style>
    <style:style style:name="T82" style:family="text">
      <style:text-properties style:text-position="0% 100%" officeooo:rsid="003d199e"/>
    </style:style>
    <style:style style:name="T83" style:family="text">
      <style:text-properties style:text-position="0% 100%" officeooo:rsid="003efcc8"/>
    </style:style>
    <style:style style:name="T84" style:family="text">
      <style:text-properties style:text-position="0% 100%" officeooo:rsid="003f9d80"/>
    </style:style>
    <style:style style:name="T85" style:family="text">
      <style:text-properties style:text-position="0% 100%" officeooo:rsid="0042bb72"/>
    </style:style>
    <style:style style:name="T86" style:family="text">
      <style:text-properties style:text-position="0% 100%" officeooo:rsid="00441b97"/>
    </style:style>
    <style:style style:name="T87" style:family="text">
      <style:text-properties style:text-position="sub 58%"/>
    </style:style>
    <style:style style:name="T88" style:family="text">
      <style:text-properties style:text-position="sub 58%" fo:font-style="italic" style:font-style-asian="italic" style:font-style-complex="italic"/>
    </style:style>
    <style:style style:name="T89" style:family="text">
      <style:text-properties style:text-position="sub 58%" fo:font-style="italic" officeooo:rsid="00151bef" style:font-style-asian="italic" style:font-style-complex="italic"/>
    </style:style>
    <style:style style:name="T90" style:family="text">
      <style:text-properties style:text-position="sub 58%" fo:font-style="italic" officeooo:rsid="002b743c" style:font-style-asian="italic" style:font-style-complex="italic"/>
    </style:style>
    <style:style style:name="T91" style:family="text">
      <style:text-properties style:text-position="sub 58%" fo:font-style="italic" style:text-underline-style="none" fo:font-weight="normal" style:font-style-asian="italic" style:font-weight-asian="normal" style:font-style-complex="italic" style:font-weight-complex="normal"/>
    </style:style>
    <style:style style:name="T92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93" style:family="text">
      <style:text-properties style:text-position="sub 58%" fo:font-weight="normal" style:font-weight-asian="normal" style:font-weight-complex="normal"/>
    </style:style>
    <style:style style:name="T94" style:family="text">
      <style:text-properties style:text-line-through-style="none" style:text-line-through-type="none" style:text-position="super 58%"/>
    </style:style>
    <style:style style:name="T95" style:family="text">
      <style:text-properties style:text-line-through-style="none" style:text-line-through-type="none" style:text-position="super 58%" fo:font-style="italic" style:font-style-asian="italic" style:font-style-complex="italic"/>
    </style:style>
    <style:style style:name="T96" style:family="text">
      <style:text-properties style:text-line-through-style="none" style:text-line-through-type="none" style:text-position="super 58%" fo:font-style="italic" officeooo:rsid="0015fc3c" style:font-style-asian="italic" style:font-style-complex="italic"/>
    </style:style>
    <style:style style:name="T97" style:family="text">
      <style:text-properties style:text-line-through-style="none" style:text-line-through-type="none" style:text-position="super 58%" fo:font-style="italic" officeooo:rsid="0012447c" style:font-style-asian="italic" style:font-style-complex="italic"/>
    </style:style>
    <style:style style:name="T98" style:family="text">
      <style:text-properties style:text-line-through-style="none" style:text-line-through-type="none" style:text-position="super 58%" fo:font-style="italic" style:text-underline-style="none" fo:font-weight="normal" style:font-style-asian="italic" style:font-weight-asian="normal" style:font-style-complex="italic" style:font-weight-complex="normal"/>
    </style:style>
    <style:style style:name="T99" style:family="text">
      <style:text-properties style:text-line-through-style="none" style:text-line-through-type="none" style:text-position="super 58%" fo:font-style="italic" style:text-underline-style="none" fo:font-weight="normal" officeooo:rsid="0015fc3c" style:font-style-asian="italic" style:font-weight-asian="normal" style:font-style-complex="italic" style:font-weight-complex="normal"/>
    </style:style>
    <style:style style:name="T100" style:family="text">
      <style:text-properties style:text-line-through-style="none" style:text-line-through-type="none" style:text-position="super 58%" fo:font-style="italic" style:text-underline-style="none" fo:font-weight="normal" officeooo:rsid="0012447c" style:font-style-asian="italic" style:font-weight-asian="normal" style:font-style-complex="italic" style:font-weight-complex="normal"/>
    </style:style>
    <style:style style:name="T101" style:family="text">
      <style:text-properties style:text-line-through-style="none" style:text-line-through-type="none" style:text-position="super 58%" fo:font-style="italic" style:text-underline-style="none" fo:font-weight="normal" officeooo:rsid="00151bef" style:font-style-asian="italic" style:font-weight-asian="normal" style:font-style-complex="italic" style:font-weight-complex="normal"/>
    </style:style>
    <style:style style:name="T102" style:family="text">
      <style:text-properties style:text-line-through-style="none" style:text-line-through-type="none" style:text-position="super 58%" fo:font-style="italic" style:text-underline-style="none" fo:font-weight="normal" officeooo:rsid="000a34e4" style:font-style-asian="italic" style:font-weight-asian="normal" style:font-style-complex="italic" style:font-weight-complex="normal"/>
    </style:style>
    <style:style style:name="T103" style:family="text">
      <style:text-properties style:text-line-through-style="none" style:text-line-through-type="none" style:text-position="super 58%" fo:font-style="italic" style:text-underline-style="none" fo:font-weight="normal" officeooo:rsid="0010364f" style:font-style-asian="italic" style:font-weight-asian="normal" style:font-style-complex="italic" style:font-weight-complex="normal"/>
    </style:style>
    <style:style style:name="T104" style:family="text">
      <style:text-properties style:text-line-through-style="none" style:text-line-through-type="none" style:text-position="super 58%" fo:font-style="italic" style:text-underline-style="none" fo:font-weight="normal" officeooo:rsid="0029ac53" style:font-style-asian="italic" style:font-weight-asian="normal" style:font-style-complex="italic" style:font-weight-complex="normal"/>
    </style:style>
    <style:style style:name="T105" style:family="text">
      <style:text-properties style:text-line-through-style="none" style:text-line-through-type="none" style:text-position="super 58%" fo:font-style="italic" style:text-underline-style="none" fo:font-weight="normal" officeooo:rsid="0048355a" style:font-style-asian="italic" style:font-weight-asian="normal" style:font-style-complex="italic" style:font-weight-complex="normal"/>
    </style:style>
    <style:style style:name="T106" style:family="text">
      <style:text-properties style:text-line-through-style="none" style:text-line-through-type="none" style:text-position="0% 100%"/>
    </style:style>
    <style:style style:name="T107" style:family="text">
      <style:text-properties style:text-line-through-style="none" style:text-line-through-type="none" style:text-position="0% 100%" fo:font-style="italic" style:font-style-asian="italic" style:font-style-complex="italic"/>
    </style:style>
    <style:style style:name="T108" style:family="text">
      <style:text-properties style:text-line-through-style="none" style:text-line-through-type="none" style:text-position="0% 100%" fo:font-style="italic" officeooo:rsid="0015fc3c" style:font-style-asian="italic" style:font-style-complex="italic"/>
    </style:style>
    <style:style style:name="T109" style:family="text">
      <style:text-properties style:text-line-through-style="none" style:text-line-through-type="none" style:text-position="0% 100%" fo:font-style="italic" officeooo:rsid="0012447c" style:font-style-asian="italic" style:font-style-complex="italic"/>
    </style:style>
    <style:style style:name="T110" style:family="text">
      <style:text-properties style:text-line-through-style="none" style:text-line-through-type="none"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111" style:family="text">
      <style:text-properties style:text-line-through-style="none" style:text-line-through-type="none" style:text-position="0% 100%" fo:font-style="italic" style:text-underline-style="none" fo:font-weight="normal" officeooo:rsid="001967ff" style:font-style-asian="italic" style:font-weight-asian="normal" style:font-style-complex="italic" style:font-weight-complex="normal"/>
    </style:style>
    <style:style style:name="T112" style:family="text">
      <style:text-properties style:text-line-through-style="none" style:text-line-through-type="none" style:text-position="0% 100%" fo:font-style="italic" style:text-underline-style="none" fo:font-weight="normal" officeooo:rsid="0015fc3c" style:font-style-asian="italic" style:font-weight-asian="normal" style:font-style-complex="italic" style:font-weight-complex="normal"/>
    </style:style>
    <style:style style:name="T113" style:family="text">
      <style:text-properties style:text-line-through-style="none" style:text-line-through-type="none" style:text-position="0% 100%" fo:font-style="italic" style:text-underline-style="none" fo:font-weight="normal" officeooo:rsid="001bf0e2" style:font-style-asian="italic" style:font-weight-asian="normal" style:font-style-complex="italic" style:font-weight-complex="normal"/>
    </style:style>
    <style:style style:name="T114" style:family="text">
      <style:text-properties style:text-line-through-style="none" style:text-line-through-type="none" style:text-position="0% 100%" fo:font-style="italic" style:text-underline-style="none" fo:font-weight="normal" officeooo:rsid="0012447c" style:font-style-asian="italic" style:font-weight-asian="normal" style:font-style-complex="italic" style:font-weight-complex="normal"/>
    </style:style>
    <style:style style:name="T115" style:family="text">
      <style:text-properties style:text-line-through-style="none" style:text-line-through-type="none" style:text-position="0% 100%" fo:font-style="italic" style:text-underline-style="none" fo:font-weight="normal" officeooo:rsid="00151bef" style:font-style-asian="italic" style:font-weight-asian="normal" style:font-style-complex="italic" style:font-weight-complex="normal"/>
    </style:style>
    <style:style style:name="T116" style:family="text">
      <style:text-properties style:text-line-through-style="none" style:text-line-through-type="none" style:text-position="0% 100%" fo:font-style="italic" style:text-underline-style="none" fo:font-weight="normal" officeooo:rsid="000a34e4" style:font-style-asian="italic" style:font-weight-asian="normal" style:font-style-complex="italic" style:font-weight-complex="normal"/>
    </style:style>
    <style:style style:name="T117" style:family="text">
      <style:text-properties style:text-line-through-style="none" style:text-line-through-type="none" style:text-position="0% 100%" fo:font-style="italic" style:text-underline-style="none" fo:font-weight="normal" officeooo:rsid="0048355a" style:font-style-asian="italic" style:font-weight-asian="normal" style:font-style-complex="italic" style:font-weight-complex="normal"/>
    </style:style>
    <style:style style:name="T118" style:family="text">
      <style:text-properties style:text-line-through-style="none" style:text-line-through-type="none" style:text-position="0% 100%" style:text-underline-style="none"/>
    </style:style>
    <style:style style:name="T119" style:family="text">
      <style:text-properties style:text-line-through-style="none" style:text-line-through-type="none" style:text-position="0% 100%" style:text-underline-style="none" fo:font-weight="normal" style:font-weight-asian="normal" style:font-weight-complex="normal"/>
    </style:style>
    <style:style style:name="T120" style:family="text">
      <style:text-properties style:text-line-through-style="none" style:text-line-through-type="none" style:text-position="0% 100%" style:text-underline-style="none" fo:font-weight="normal" officeooo:rsid="001967ff" style:font-weight-asian="normal" style:font-weight-complex="normal"/>
    </style:style>
    <style:style style:name="T121" style:family="text">
      <style:text-properties style:text-line-through-style="none" style:text-line-through-type="none" style:text-position="0% 100%" style:text-underline-style="none" fo:font-weight="normal" officeooo:rsid="001bf0e2" style:font-weight-asian="normal" style:font-weight-complex="normal"/>
    </style:style>
    <style:style style:name="T122" style:family="text">
      <style:text-properties style:text-line-through-style="none" style:text-line-through-type="none" style:text-position="0% 100%" style:text-underline-style="none" fo:font-weight="normal" officeooo:rsid="00151bef" style:font-weight-asian="normal" style:font-weight-complex="normal"/>
    </style:style>
    <style:style style:name="T123" style:family="text">
      <style:text-properties style:text-line-through-style="none" style:text-line-through-type="none" style:text-position="0% 100%" style:text-underline-style="none" fo:font-weight="normal" officeooo:rsid="000a34e4" style:font-weight-asian="normal" style:font-weight-complex="normal"/>
    </style:style>
    <style:style style:name="T124" style:family="text">
      <style:text-properties style:text-line-through-style="none" style:text-line-through-type="none" style:text-position="0% 100%" style:text-underline-style="none" fo:font-weight="normal" officeooo:rsid="0012447c" style:font-weight-asian="normal" style:font-weight-complex="normal"/>
    </style:style>
    <style:style style:name="T125" style:family="text">
      <style:text-properties style:text-line-through-style="none" style:text-line-through-type="none" style:text-position="0% 100%" officeooo:rsid="00445b64"/>
    </style:style>
    <style:style style:name="T126" style:family="text">
      <style:text-properties style:text-line-through-style="none" style:text-line-through-type="none" style:text-position="sub 58%" fo:font-style="italic" style:text-underline-style="none" fo:font-weight="normal" style:font-style-asian="italic" style:font-weight-asian="normal" style:font-style-complex="italic" style:font-weight-complex="normal"/>
    </style:style>
    <style:style style:name="T127" style:family="text">
      <style:text-properties style:text-line-through-style="none" style:text-line-through-type="none" style:text-position="sub 58%" fo:font-style="italic" style:text-underline-style="none" fo:font-weight="normal" officeooo:rsid="00151bef" style:font-style-asian="italic" style:font-weight-asian="normal" style:font-style-complex="italic" style:font-weight-complex="normal"/>
    </style:style>
    <style:style style:name="T128" style:family="text">
      <style:text-properties style:text-line-through-style="none" style:text-line-through-type="none" style:text-position="sub 58%" fo:font-style="italic" officeooo:rsid="00445b64" style:font-style-asian="italic" style:font-style-complex="italic"/>
    </style:style>
    <style:style style:name="T129" style:family="text">
      <style:text-properties officeooo:rsid="002b743c"/>
    </style:style>
    <style:style style:name="T130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MAC 300 – Métodos Numéricos de Álgebra Linear</text:p>
      <text:p text:style-name="P5">Nome<text:span text:style-name="T1">:</text:span><text:span text:style-name="T2"> Vítor Kei Taira Tamada</text:span></text:p>
      <text:p text:style-name="P6">NUSP<text:span text:style-name="T1">:</text:span><text:span text:style-name="T2"> 8516250</text:span></text:p>
      <text:p text:style-name="P36">Exercício-programa 2 – Métodos iterativos para sistemas lineares: Gradientes Conjugados</text:p>
      <text:p text:style-name="P36"/>
      <text:p text:style-name="P37">Resumo sobre Gradientes Conjugados</text:p>
      <text:p text:style-name="P11"/>
      <text:p text:style-name="P7">Motivação<text:span text:style-name="T1">:</text:span><text:span text:style-name="T2"> Deseja-se resolver uma equação de sistemas lineares da forma </text:span><text:span text:style-name="T5">Ax = b</text:span><text:span text:style-name="T2">, sendo </text:span><text:span text:style-name="T5">A</text:span><text:span text:style-name="T2"> uma matriz </text:span><text:span text:style-name="T5">n x n</text:span><text:span text:style-name="T2">, não-singular, esparsa e muito grande, </text:span><text:span text:style-name="T3">e </text:span><text:span text:style-name="T7">x </text:span><text:span text:style-name="T12">e </text:span><text:span text:style-name="T7">b</text:span><text:span text:style-name="T12"> são vetores de tamanho </text:span><text:span text:style-name="T7">n</text:span><text:span text:style-name="T2">. Em outras palavras, </text:span><text:span text:style-name="T4">equações que métodos diretos não conseguem resolver ou são muito ineficientes e que métodos iterativos se apresentam como uma alternativa melhor.</text:span></text:p>
      <text:p text:style-name="P7"/>
      <text:p text:style-name="P8">Método iterativo<text:span text:style-name="T1">:</text:span><text:span text:style-name="T2"> Seja </text:span><text:span text:style-name="T5">x</text:span><text:span text:style-name="T10"> o vetor solução da equação </text:span><text:span text:style-name="T5">Ax = b</text:span><text:span text:style-name="T10">. O método iterativo consiste em encontrar um vetor </text:span><text:span text:style-name="T40">x</text:span><text:span text:style-name="T18">(</text:span><text:span text:style-name="T15">k</text:span><text:span text:style-name="T18">)</text:span><text:span text:style-name="T10"> suficientemente próximo de </text:span><text:span text:style-name="T5">x</text:span><text:span text:style-name="T10"> tal que ele pode ser aceito como a solução da equação</text:span><text:span text:style-name="T13">. Ou seja,</text:span><text:span text:style-name="T10"> </text:span><text:span text:style-name="T11">existe um resíduo </text:span><text:span text:style-name="T6">r</text:span><text:span text:style-name="T18">(</text:span><text:span text:style-name="T16">k</text:span><text:span text:style-name="T18">)</text:span><text:span text:style-name="T30"> </text:span><text:span text:style-name="T31">denotado por</text:span></text:p>
      <text:p text:style-name="P38"/>
      <text:p text:style-name="P9"><text:span text:style-name="T41">r</text:span><text:span text:style-name="T16">k </text:span><text:span text:style-name="T41">= b – Ax</text:span><text:span text:style-name="T18">(k)</text:span></text:p>
      <text:p text:style-name="P40"/>
      <text:p text:style-name="P8"><text:span text:style-name="T31">tal que </text:span><text:span text:style-name="T30">quanto mais próximo </text:span><text:span text:style-name="T41">r</text:span><text:span text:style-name="T18">(k)</text:span><text:span text:style-name="T26"> </text:span><text:span text:style-name="T30"><text:s/>estiver de 0, mais próximo </text:span><text:span text:style-name="T41">x</text:span><text:span text:style-name="T18">(k)</text:span><text:span text:style-name="T41"> </text:span><text:span text:style-name="T30">está de </text:span><text:span text:style-name="T41">x</text:span><text:span text:style-name="T30">.</text:span></text:p>
      <text:p text:style-name="P7"/>
      <text:p text:style-name="P10"><text:span text:style-name="T36">G</text:span><text:span text:style-name="T35">radiente</text:span><text:span text:style-name="T34">:</text:span><text:span text:style-name="T29"> Considere um ponto </text:span><text:span text:style-name="T40">p = (x</text:span><text:span text:style-name="T91">0</text:span><text:span text:style-name="T40">,</text:span><text:span text:style-name="T91"> </text:span><text:span text:style-name="T40">x</text:span><text:span text:style-name="T91">1</text:span><text:span text:style-name="T40">, …, x</text:span><text:span text:style-name="T91">n</text:span><text:span text:style-name="T40">)</text:span><text:span text:style-name="T29"> no espaço. Gradiente é o vetor que indica a direção e o sentido p</text:span><text:span text:style-name="T33">ara o qual deve partir desse ponto </text:span><text:span text:style-name="T48">p</text:span><text:span text:style-name="T29"> para que haja o maior aumento em seu valor.</text:span></text:p>
      <text:p text:style-name="P7"/>
      <text:p text:style-name="P14"><text:span text:style-name="T70">M</text:span><text:span text:style-name="T28">étodo gradiente</text:span><text:span text:style-name="T58">:</text:span><text:span text:style-name="T59"> </text:span><text:span text:style-name="T60">Seja </text:span><text:span text:style-name="T42">A</text:span><text:span text:style-name="T60"> uma matriz de tamanho </text:span><text:span text:style-name="T42">n x n</text:span><text:span text:style-name="T60">, definida positiva e simétrica. </text:span><text:span text:style-name="T61">O método gradiente consiste em resolver a equação de sistema lineares </text:span><text:span text:style-name="T43">Ax = b</text:span><text:span text:style-name="T61"> enxergando-a como um problema de minimzação. Seja </text:span><text:span text:style-name="T43">J</text:span><text:span text:style-name="T61">:R</text:span><text:span text:style-name="T27">n</text:span><text:span text:style-name="T61">→R tal que</text:span></text:p>
      <text:p text:style-name="P14"/>
      <text:p text:style-name="P15"><text:span text:style-name="T43">J(y) = </text:span><text:span text:style-name="T44">½*</text:span><text:span text:style-name="T43">(y</text:span><text:span text:style-name="T17">T</text:span><text:span text:style-name="T43">Ay) – y</text:span><text:span text:style-name="T17">T</text:span><text:span text:style-name="T43">b</text:span></text:p>
      <text:p text:style-name="P14"/>
      <text:p text:style-name="P16"><text:span text:style-name="T59">O vetor </text:span><text:span text:style-name="T40">y</text:span><text:span text:style-name="T59"> que minimizar a função </text:span><text:span text:style-name="T40">J</text:span><text:span text:style-name="T59"> será a solução de </text:span><text:span text:style-name="T40">Ax = b</text:span><text:span text:style-name="T62">; ou seja, esse </text:span><text:span text:style-name="T44">y</text:span><text:span text:style-name="T62"> será igual ou suficientemente próximo de </text:span><text:span text:style-name="T44">x</text:span><text:span text:style-name="T62">.</text:span></text:p>
      <text:p text:style-name="P16"/>
      <text:p text:style-name="P17"><text:span text:style-name="T59">O método gradiente recebe esse nome uma vez que, ao calcular o gradiente de </text:span><text:span text:style-name="T40">J</text:span><text:span text:style-name="T59">, obtém-se a seguinte equação:</text:span></text:p>
      <text:p text:style-name="P17"/>
      <text:p text:style-name="P1">grad(J) = Ay – b</text:p>
      <text:p text:style-name="P17"/>
      <text:p text:style-name="P26">Pela definição de gradiente, sabemos que <text:span text:style-name="T8">grad(J)</text:span> é o vetor que indica o aumento da diferença <text:span text:style-name="T8">Ay – b</text:span>. Além disso, como<text:span text:style-name="T72"> o resíduo de uma aproximação é dado por </text:span><text:span text:style-name="T53">r = b – Ax</text:span><text:span text:style-name="T72">, </text:span><text:span text:style-name="T28">temos</text:span><text:span text:style-name="T72"> que </text:span><text:span text:style-name="T53">grad(J)</text:span><text:span text:style-name="T72"> é o negativo do resíduo de </text:span><text:span text:style-name="T53">y</text:span><text:span text:style-name="T72">. </text:span><text:span text:style-name="T77">Em outras palavras</text:span><text:span text:style-name="T28">, </text:span><text:span text:style-name="T77">enquanto</text:span><text:span text:style-name="T28"> </text:span><text:span text:style-name="T49">grad(J)</text:span><text:span text:style-name="T28"> é o vetor que aponta a direção e sentido de maior aumento da diferença entre </text:span><text:span text:style-name="T49">Ay</text:span><text:span text:style-name="T28"> e </text:span><text:span text:style-name="T49">b</text:span><text:span text:style-name="T28">, fazendo com qu</text:span><text:span text:style-name="T78">e </text:span><text:span text:style-name="T28"><text:s/></text:span><text:span text:style-name="T49">y</text:span><text:span text:style-name="T28"> seja cada vez mais diferente do vetor solução </text:span><text:span text:style-name="T49">x</text:span><text:span text:style-name="T28">, o vetor </text:span><text:span text:style-name="T49">r</text:span><text:span text:style-name="T28"> aponta para a direção e sentido em que essa diferença é a menor possível – </text:span><text:span text:style-name="T80">o sentido</text:span><text:span text:style-name="T79"> opost</text:span><text:span text:style-name="T81">o</text:span><text:span text:style-name="T79">.</text:span></text:p>
      <text:p text:style-name="P26"><text:span text:style-name="T28">Logo, o</text:span><text:span text:style-name="T72"> ponto em que </text:span><text:span text:style-name="T53">grad(J)</text:span><text:span text:style-name="T72"> for </text:span><text:span text:style-name="T84">igual a</text:span><text:span text:style-name="T72"> zero, </text:span><text:span text:style-name="T82">e, portanto, o resíduo </text:span><text:span text:style-name="T83">for</text:span><text:span text:style-name="T82"> zero,</text:span><text:span text:style-name="T72"> será a solução de </text:span><text:span text:style-name="T53">Ax = b</text:span><text:span text:style-name="T72">.</text:span></text:p>
      <text:p text:style-name="P17"/>
      <text:p text:style-name="P18"><text:span text:style-name="T52">Descent method</text:span><text:span text:style-name="T58">:</text:span><text:span text:style-name="T59"> Para se encontrar o </text:span><text:span text:style-name="T40">y</text:span><text:span text:style-name="T59"> tal que </text:span><text:span text:style-name="T40">grad(J)</text:span><text:span text:style-name="T59"> seja (ou pelo menos tenda) a zero, </text:span><text:soft-page-break/><text:span text:style-name="T59">utiliza-se métodos iterativos. A partir de um vetor </text:span><text:span text:style-name="T40">x</text:span><text:span text:style-name="T15">(0)</text:span><text:span text:style-name="T59">, gera-se uma sequência de iterações </text:span><text:span text:style-name="T40">x</text:span><text:span text:style-name="T15">(0)</text:span><text:span text:style-name="T59">, </text:span><text:span text:style-name="T40">x</text:span><text:span text:style-name="T15">(1)</text:span><text:span text:style-name="T59">, </text:span><text:span text:style-name="T40">x</text:span><text:span text:style-name="T15">(2)</text:span><text:span text:style-name="T59">, … tal que </text:span><text:span text:style-name="T40">J(x</text:span><text:span text:style-name="T15">(k+1)</text:span><text:span text:style-name="T40">) &lt;</text:span><text:span text:style-name="T45">=</text:span><text:span text:style-name="T40"> J(x</text:span><text:span text:style-name="T15">(k)</text:span><text:span text:style-name="T40">)</text:span><text:span text:style-name="T59">, </text:span><text:span text:style-name="T63">tendo preferência para </text:span><text:span text:style-name="T40">J(x</text:span><text:span text:style-name="T15">(k+1)</text:span><text:span text:style-name="T40">) &lt; J(x</text:span><text:span text:style-name="T15">(k)</text:span><text:span text:style-name="T40">)</text:span><text:span text:style-name="T59">. </text:span><text:span text:style-name="T63">Dessa forma, eventualmente chega-se a um </text:span><text:span text:style-name="T45">x</text:span><text:span text:style-name="T19">(k)</text:span><text:span text:style-name="T63"> tal que </text:span><text:span text:style-name="T45">Ax</text:span><text:span text:style-name="T19">(k)</text:span><text:span text:style-name="T45"> = b</text:span><text:span text:style-name="T63"> uma vez que </text:span><text:span text:style-name="T45">J(x</text:span><text:span text:style-name="T19">(k)</text:span><text:span text:style-name="T45">)</text:span><text:span text:style-name="T63"> será mínimo.</text:span></text:p>
      <text:p text:style-name="P18"/>
      <text:p text:style-name="P19"><text:span text:style-name="T59">Para ir de </text:span><text:span text:style-name="T40">x</text:span><text:span text:style-name="T15">(k)</text:span><text:span text:style-name="T59"> para </text:span><text:span text:style-name="T40">x</text:span><text:span text:style-name="T15">(k+1)</text:span><text:span text:style-name="T59">, é necessário ter duas informações:</text:span></text:p>
      <text:p text:style-name="P2">1) a direção de busca escolhida;</text:p>
      <text:p text:style-name="P19"><text:span text:style-name="T59">2) </text:span><text:span text:style-name="T64">uma linha de busca na direção escolhida.</text:span></text:p>
      <text:p text:style-name="P19"/>
      <text:p text:style-name="P20"><text:span text:style-name="T59">Escolher uma direção de busca consiste em escolher um vetor </text:span><text:span text:style-name="T40">p</text:span><text:span text:style-name="T15">(k)</text:span><text:span text:style-name="T59"> que indica a direção que seguirá para sair de </text:span><text:span text:style-name="T40">x</text:span><text:span text:style-name="T15">(k)</text:span><text:span text:style-name="T40"> </text:span><text:span text:style-name="T59">e ir para </text:span><text:span text:style-name="T40">x</text:span><text:span text:style-name="T15">(k+1)</text:span><text:span text:style-name="T59">. Isso é mais fácil de se imaginar no plano cartesiano, apesar de não se restringir a</text:span><text:span text:style-name="T65">o mesmo.</text:span></text:p>
      <text:p text:style-name="P20"/>
      <text:p text:style-name="P27">Uma vez que temos o vetor <text:span text:style-name="T50">p</text:span><text:span text:style-name="T21">(k)</text:span><text:span text:style-name="T71">, é </text:span><text:span text:style-name="T28">necessário escolher um vetor </text:span><text:span text:style-name="T50">x</text:span><text:span text:style-name="T21">(k+</text:span><text:span text:style-name="T20">1</text:span><text:span text:style-name="T21">)</text:span><text:span text:style-name="T28"> presente na linha {</text:span><text:span text:style-name="T50">x</text:span><text:span text:style-name="T21">(k)</text:span><text:span text:style-name="T49"> + a*</text:span><text:span text:style-name="T50">p</text:span><text:span text:style-name="T21">(k)</text:span><text:span text:style-name="T28">} sendo </text:span><text:span text:style-name="T49">a</text:span><text:span text:style-name="T28"> um número real. Logo, temos a seguinte equação geral para encontrar <text:s/></text:span><text:span text:style-name="T50">x</text:span><text:span text:style-name="T21">(k+</text:span><text:span text:style-name="T20">1</text:span><text:span text:style-name="T21">)</text:span><text:span text:style-name="T28">:</text:span></text:p>
      <text:p text:style-name="P27"/>
      <text:p text:style-name="P28"><text:span text:style-name="T50">x</text:span><text:span text:style-name="T21">(k+</text:span><text:span text:style-name="T20">1</text:span><text:span text:style-name="T21">) </text:span>= <text:span text:style-name="T50">x</text:span><text:span text:style-name="T21">(k)</text:span><text:span text:style-name="T49"> + a</text:span><text:span text:style-name="T88">k</text:span><text:span text:style-name="T50">p</text:span><text:span text:style-name="T21">(k)</text:span></text:p>
      <text:p text:style-name="P27"/>
      <text:p text:style-name="P27"><text:span text:style-name="T28">para algum </text:span><text:span text:style-name="T49">a</text:span><text:span text:style-name="T88">k</text:span><text:span text:style-name="T28"> real. O processo de escolha desse </text:span><text:span text:style-name="T49">a</text:span><text:span text:style-name="T88">k</text:span><text:span text:style-name="T28"> específico dentr</text:span><text:span text:style-name="T85">e</text:span><text:span text:style-name="T28"> todos os </text:span><text:span text:style-name="T49">a </text:span><text:span text:style-name="T28">reais é a linha de busca mencionada acima.</text:span></text:p>
      <text:p text:style-name="P27"/>
      <text:p text:style-name="P29"><text:span text:style-name="T28">Uma vez que se deseja encontrar um </text:span><text:span text:style-name="T50">x</text:span><text:span text:style-name="T21">(k+</text:span><text:span text:style-name="T22">1</text:span><text:span text:style-name="T21">)</text:span><text:span text:style-name="T28"> tal que </text:span><text:span text:style-name="T49">J(</text:span><text:span text:style-name="T50">x</text:span><text:span text:style-name="T21">(k+</text:span><text:span text:style-name="T22">1</text:span><text:span text:style-name="T21">)</text:span><text:span text:style-name="T49">) &lt;= J(</text:span><text:span text:style-name="T50">x</text:span><text:span text:style-name="T21">(k)</text:span><text:span text:style-name="T51"> + a</text:span><text:span text:style-name="T89">k</text:span><text:span text:style-name="T50">p</text:span><text:span text:style-name="T21">(k)</text:span><text:span text:style-name="T49">)</text:span><text:span text:style-name="T28">, é possível garantir essa inequação por meio da equação </text:span><text:span text:style-name="T49">J(</text:span><text:span text:style-name="T50">x</text:span><text:span text:style-name="T21">(k+</text:span><text:span text:style-name="T22">1</text:span><text:span text:style-name="T21">)</text:span><text:span text:style-name="T49">) = min</text:span><text:span text:style-name="T88">a</text:span><text:span text:style-name="T49"> J(</text:span><text:span text:style-name="T50">x</text:span><text:span text:style-name="T21">(k)</text:span><text:span text:style-name="T51"> + a</text:span><text:span text:style-name="T50">p</text:span><text:span text:style-name="T21">(k)</text:span><text:span text:style-name="T49">)</text:span><text:span text:style-name="T28">, sendo </text:span><text:span text:style-name="T49">a</text:span><text:span text:style-name="T28"> um número real. Nesse caso, a busca é considerada </text:span><text:span text:style-name="T49">exata</text:span><text:span text:style-name="T28">. A fórmula para encontrar esse </text:span><text:span text:style-name="T49">a</text:span><text:span text:style-name="T28"> é dada pel</text:span><text:span text:style-name="T86">a <text:s/></text:span><text:span text:style-name="T28">equação:<text:line-break/></text:span></text:p>
      <text:p text:style-name="P34"><text:span text:style-name="T28">a</text:span><text:span text:style-name="T87">k</text:span><text:span text:style-name="T28"> = (p</text:span><text:span text:style-name="T14">(k)T</text:span><text:span text:style-name="T106">r</text:span><text:span text:style-name="T94">(k)</text:span><text:span text:style-name="T106">)/(p</text:span><text:span text:style-name="T94">(k)T</text:span><text:span text:style-name="T106">Ap</text:span><text:span text:style-name="T94">(k)</text:span><text:span text:style-name="T106">)</text:span></text:p>
      <text:p text:style-name="P34"/>
      <text:p text:style-name="P29"><text:span text:style-name="T106">sendo </text:span><text:span text:style-name="T107">r</text:span><text:span text:style-name="T95">(k)</text:span><text:span text:style-name="T107"> = b – Ax</text:span><text:span text:style-name="T95">(k)</text:span><text:span text:style-name="T106">.</text:span></text:p>
      <text:p text:style-name="P41"/>
      <text:p text:style-name="P30"><text:span text:style-name="T106">É bom destacar o fato de que </text:span><text:span text:style-name="T107">a</text:span><text:span text:style-name="T128">k</text:span><text:span text:style-name="T125"> = 0</text:span><text:span text:style-name="T107"> </text:span><text:span text:style-name="T106">é um valor que pode ser desconsiderado já que não buscamos um </text:span><text:span text:style-name="T107">x</text:span><text:span text:style-name="T95">(k+1)</text:span><text:span text:style-name="T106"> que seja igual a </text:span><text:span text:style-name="T107">x</text:span><text:span text:style-name="T95">(k)</text:span><text:span text:style-name="T106">. Isso só ocorreria se </text:span><text:span text:style-name="T108">p</text:span><text:span text:style-name="T96">(k)T</text:span><text:span text:style-name="T108">r</text:span><text:span text:style-name="T96">(k)</text:span><text:span text:style-name="T108"> </text:span><text:span text:style-name="T107">= 0</text:span><text:span text:style-name="T106">, o que indicaria que os vetores em questão são ortogonais entre si. Ou seja, basta escolher um </text:span><text:span text:style-name="T108">p</text:span><text:span text:style-name="T96">(k) </text:span><text:span text:style-name="T106">que não seja ortogonal a </text:span><text:span text:style-name="T108">r</text:span><text:span text:style-name="T96">(k) </text:span><text:span text:style-name="T106">e </text:span><text:span text:style-name="T108">r</text:span><text:span text:style-name="T96">(k) </text:span><text:span text:style-name="T106">não ser igual a zero. De fato, se </text:span><text:span text:style-name="T108">r</text:span><text:span text:style-name="T96">(k) </text:span><text:span text:style-name="T107">= 0</text:span><text:span text:style-name="T106">, então </text:span><text:span text:style-name="T109">x</text:span><text:span text:style-name="T97">(k) </text:span><text:span text:style-name="T106">é a solução; logo, não é necessário continuar a busca nesse caso.</text:span></text:p>
      <text:p text:style-name="P30"/>
      <text:p text:style-name="P21"><text:span text:style-name="T107">Steepest Descent method</text:span><text:span text:style-name="T118">:</text:span><text:span text:style-name="T119"> </text:span><text:span text:style-name="T120">Este método, que é um </text:span><text:span text:style-name="T121">caso </text:span><text:span text:style-name="T120">específico do </text:span><text:span text:style-name="T111">descent method</text:span><text:span text:style-name="T120">, escolhe </text:span><text:span text:style-name="T112">p</text:span><text:span text:style-name="T99">(k) </text:span><text:span text:style-name="T120">= </text:span><text:span text:style-name="T112">r</text:span><text:span text:style-name="T99">(k)</text:span><text:span text:style-name="T120"> como direção de busca para realizar a linha de busca exata. Como foi mencionado anteriormente, </text:span><text:span text:style-name="T112">r</text:span><text:span text:style-name="T99">(k)</text:span><text:span text:style-name="T120"> </text:span><text:span text:style-name="T111">= -grad(J(</text:span><text:span text:style-name="T112">x</text:span><text:span text:style-name="T99">(k)</text:span><text:span text:style-name="T111">))</text:span><text:span text:style-name="T120">, </text:span><text:span text:style-name="T121">ou seja, é o vetor que mais reduz a diferença </text:span><text:span text:style-name="T113">b – Ay</text:span><text:span text:style-name="T121">, que faz a diferença ter a maior queda. Logo, o nome </text:span><text:span text:style-name="T113">steepest descent</text:span><text:span text:style-name="T121">.</text:span></text:p>
      <text:p text:style-name="P21"/>
      <text:p text:style-name="P22"><text:span text:style-name="T121">C</text:span><text:span text:style-name="T119">omo foi visto anteriormente, a solução aproximada para cada passo em encontrar um </text:span><text:span text:style-name="T114">x</text:span><text:span text:style-name="T100">(k+</text:span><text:span text:style-name="T101">1</text:span><text:span text:style-name="T100">)</text:span><text:span text:style-name="T119"> suficientemente próximo de </text:span><text:span text:style-name="T110">x</text:span><text:span text:style-name="T119">, utilizamos <text:s/></text:span><text:span text:style-name="T114">x</text:span><text:span text:style-name="T100">(k+</text:span><text:span text:style-name="T101">1</text:span><text:span text:style-name="T100">) </text:span><text:span text:style-name="T122">= </text:span><text:span text:style-name="T114">x</text:span><text:span text:style-name="T100">(k)</text:span><text:span text:style-name="T115"> + a</text:span><text:span text:style-name="T127">k</text:span><text:span text:style-name="T114">p</text:span><text:span text:style-name="T100">(k)</text:span><text:span text:style-name="T119">, sendo </text:span><text:span text:style-name="T110">a</text:span><text:span text:style-name="T126">k</text:span><text:span text:style-name="T119"> como visto logo acima. Além disso, também precisamos ter </text:span><text:span text:style-name="T117">r</text:span><text:span text:style-name="T105">(k)</text:span><text:span text:style-name="T119">, que é dado por </text:span><text:span text:style-name="T116">r</text:span><text:span text:style-name="T105">(k)</text:span><text:span text:style-name="T102"> </text:span><text:span text:style-name="T116">= b – Ax</text:span><text:span text:style-name="T103">(k)</text:span><text:span text:style-name="T123">. </text:span><text:span text:style-name="T119">Como realizar a multiplicação matriz-vetor é, normalmente, uma operação muito cara e seria necessário fazer duas para ter </text:span><text:span text:style-name="T116">r</text:span><text:span text:style-name="T105">(k)</text:span><text:span text:style-name="T119"> e </text:span><text:span text:style-name="T114">x</text:span><text:span text:style-name="T100">(k+</text:span><text:span text:style-name="T101">1</text:span><text:span text:style-name="T100">)</text:span><text:span text:style-name="T124">, </text:span><text:span text:style-name="T119">é possível utilizar a recursão</text:span></text:p>
      <text:p text:style-name="P42"/>
      <text:p text:style-name="P23"><text:span text:style-name="T110">r</text:span><text:span text:style-name="T98">(k+1)</text:span><text:span text:style-name="T110"> = r</text:span><text:span text:style-name="T98">(k)</text:span><text:span text:style-name="T110"> – a</text:span><text:span text:style-name="T126">k</text:span><text:span text:style-name="T110">Ap</text:span><text:span text:style-name="T98">(k)</text:span></text:p>
      <text:p text:style-name="P24"/>
      <text:p text:style-name="P24"><text:soft-page-break/><text:span text:style-name="T119">obtidas da substituição de </text:span><text:span text:style-name="T116">r</text:span><text:span text:style-name="T104">(k)</text:span><text:span text:style-name="T102"> </text:span><text:span text:style-name="T116">= b – Ax</text:span><text:span text:style-name="T103">(k)</text:span><text:span text:style-name="T119"> em </text:span><text:span text:style-name="T114">x</text:span><text:span text:style-name="T100">(k+</text:span><text:span text:style-name="T101">1</text:span><text:span text:style-name="T100">) </text:span><text:span text:style-name="T122">= </text:span><text:span text:style-name="T114">x</text:span><text:span text:style-name="T100">(k)</text:span><text:span text:style-name="T115"> + a</text:span><text:span text:style-name="T127">k</text:span><text:span text:style-name="T114">p</text:span><text:span text:style-name="T100">(k)</text:span><text:span text:style-name="T119">.</text:span></text:p>
      <text:p text:style-name="P24"/>
      <text:p text:style-name="P25"><text:span text:style-name="T119">Para facilitar a leitura e escrita, utilizaremos </text:span><text:span text:style-name="T110">q</text:span><text:span text:style-name="T98">(k)</text:span><text:span text:style-name="T110"> = Ap</text:span><text:span text:style-name="T98">(k)</text:span></text:p>
      <text:p text:style-name="P4"/>
      <text:p text:style-name="P3">Como é possível ver no <text:span text:style-name="T8">descent method</text:span> e no <text:span text:style-name="T8">steepest descent method</text:span>, o <text:span text:style-name="T8">x</text:span><text:span text:style-name="T20">(k)</text:span> e o <text:span text:style-name="T8">r</text:span><text:span text:style-name="T20">(k)</text:span> são utilizados apenas para encontrar <text:span text:style-name="T8">x</text:span><text:span text:style-name="T20">(k+1)</text:span> e <text:span text:style-name="T8">r</text:span><text:span text:style-name="T20">(k+1)</text:span>; ou seja, <text:s/><text:span text:style-name="T8">x</text:span><text:span text:style-name="T20">(k)</text:span> e <text:span text:style-name="T8">r</text:span><text:span text:style-name="T20">(k)</text:span> são utilizados uma única vez, de forma que, no algoritmo, <text:span text:style-name="T8">x</text:span><text:span text:style-name="T20">(k+1)</text:span> e <text:span text:style-name="T8">r</text:span><text:span text:style-name="T20">(k+1)</text:span> são escritos em cima de <text:span text:style-name="T8">x</text:span><text:span text:style-name="T20">(k)</text:span> e <text:span text:style-name="T8">r</text:span><text:span text:style-name="T20">(k)</text:span> fazendo com que não haja memória dos vetores anteriores.</text:p>
      <text:p text:style-name="P3"/>
      <text:p text:style-name="P31"><text:span text:style-name="T73">Método do gradiente conjugado</text:span><text:span text:style-name="T69">:</text:span><text:span text:style-name="T59"> </text:span><text:span text:style-name="T66">Este método é uma variação do </text:span><text:span text:style-name="T46">steepest descent method</text:span><text:span text:style-name="T66">, </text:span><text:span text:style-name="T67">mas</text:span><text:span text:style-name="T66"> que possui memória dos vetores anteriores – o que faz deste um método melhor.</text:span></text:p>
      <text:p text:style-name="P31"/>
      <text:p text:style-name="P32"><text:span text:style-name="T68">Porém</text:span><text:span text:style-name="T59">, o que seria essa “memória de vetores anteriores” e por que isso faz o método do gradiente conjugado </text:span><text:span text:style-name="T68">ser superior</text:span><text:span text:style-name="T59">?</text:span></text:p>
      <text:p text:style-name="P32"/>
      <text:p text:style-name="P12"><text:span text:style-name="T32">Essa memória de vetores anteriores – atributo que diferencia este método do </text:span><text:span text:style-name="T47">steepest descent</text:span><text:span text:style-name="T32"> – é uma variável </text:span><text:span text:style-name="T8">β</text:span> <text:span text:style-name="T129">que armazena a divisão de </text:span><text:span text:style-name="T9">v</text:span><text:span text:style-name="T90">k+1</text:span><text:span text:style-name="T54">/v</text:span><text:span text:style-name="T90">k</text:span><text:span text:style-name="T37">, onde </text:span><text:span text:style-name="T54">v</text:span><text:span text:style-name="T90">k</text:span><text:span text:style-name="T54"> = r</text:span><text:span text:style-name="T23">(k)T</text:span><text:span text:style-name="T54">r</text:span><text:span text:style-name="T23">(k)</text:span><text:span text:style-name="T37"> a cada iteração. Essa variável é utilizada para atualizar o valor do vetor </text:span><text:span text:style-name="T54">p</text:span><text:span text:style-name="T23">(k)</text:span><text:span text:style-name="T37"> de uma maneira diferente também. Normalmente, no </text:span><text:span text:style-name="T54">steepest descent method</text:span><text:span text:style-name="T37">, </text:span><text:span text:style-name="T54">p</text:span><text:span text:style-name="T23">(k)</text:span><text:span text:style-name="T37"> recebe </text:span><text:span text:style-name="T54">r</text:span><text:span text:style-name="T23">(k)</text:span><text:span text:style-name="T37"> apenas (</text:span><text:span text:style-name="T54">p</text:span><text:span text:style-name="T23">(k)</text:span><text:span text:style-name="T37"> = </text:span><text:span text:style-name="T54">r</text:span><text:span text:style-name="T23">(k)</text:span><text:span text:style-name="T37">). No método do gradiente conjugado, </text:span><text:span text:style-name="T54">p</text:span><text:span text:style-name="T23">(k)</text:span><text:span text:style-name="T37"> recebe a soma </text:span><text:span text:style-name="T54">r</text:span><text:span text:style-name="T23">(k)</text:span><text:span text:style-name="T37"> + <text:s/></text:span><text:span text:style-name="T54">βp</text:span><text:span text:style-name="T23">(k)</text:span><text:span text:style-name="T37"> (</text:span><text:span text:style-name="T54">p</text:span><text:span text:style-name="T23">(k)</text:span><text:span text:style-name="T37"> = </text:span><text:span text:style-name="T54">r</text:span><text:span text:style-name="T23">(k)</text:span><text:span text:style-name="T37"> + <text:s/></text:span><text:span text:style-name="T54">βp</text:span><text:span text:style-name="T23">(k)</text:span><text:span text:style-name="T37">).</text:span></text:p>
      <text:p text:style-name="P12"/>
      <text:p text:style-name="P13"><text:span text:style-name="T37">P</text:span><text:span text:style-name="T35">or conta disso, o método recebe o nome de gradiente </text:span><text:span text:style-name="T38">conjugado</text:span><text:span text:style-name="T39"> – porque os vetores gradientes (negativo dos vetores resíduo) estão emparelhados, juntos.</text:span></text:p>
      <text:p text:style-name="P13"/>
      <text:p text:style-name="P33"><text:span text:style-name="T74">Agora, só falta explicar o porquê de o método dos gradientes conjugados </text:span><text:span text:style-name="T75">ser</text:span><text:span text:style-name="T74"> melhor que o </text:span><text:span text:style-name="T55">steepest descen</text:span><text:span text:style-name="T56">t</text:span><text:span text:style-name="T55"> method</text:span><text:span text:style-name="T74">.</text:span></text:p>
      <text:p text:style-name="P39"/>
      <text:p text:style-name="P33"><text:span text:style-name="T74">Os dois métodos mencionados têm um espaço </text:span><text:span text:style-name="T55">S</text:span><text:span text:style-name="T92">j</text:span><text:span text:style-name="T74"> gerado pelas direções de busca </text:span><text:span text:style-name="T55">p</text:span><text:span text:style-name="T24">(0)</text:span><text:span text:style-name="T74">, …, </text:span><text:span text:style-name="T55">p</text:span><text:span text:style-name="T24">(j-1)</text:span><text:span text:style-name="T74">. Entretanto, as direções de busca que cada um utiliza são diferentes apesar de o espaço gerado ser o mesmo. Como o </text:span><text:span text:style-name="T55">steepest descent method</text:span><text:span text:style-name="T74"> faz busca de linha exata, </text:span><text:span text:style-name="T55">x</text:span><text:span text:style-name="T24">(j)</text:span><text:span text:style-name="T74"> minimiza a função </text:span><text:span text:style-name="T55">J</text:span><text:span text:style-name="T74"> ao longo das </text:span><text:span text:style-name="T55">j</text:span><text:span text:style-name="T74"> vezes que faz </text:span><text:span text:style-name="T55">x</text:span><text:span text:style-name="T24">(k)</text:span><text:span text:style-name="T55"> + ap</text:span><text:span text:style-name="T24">(k)</text:span><text:span text:style-name="T74">, </text:span><text:span text:style-name="T55">k</text:span><text:span text:style-name="T74"> = 0, …, </text:span><text:span text:style-name="T55">j</text:span><text:span text:style-name="T74"> – 1, enquanto o método de gradientes conjugados consegue escolher o </text:span><text:span text:style-name="T55">x</text:span><text:span text:style-name="T24">(j)</text:span><text:span text:style-name="T74"> que minimiza </text:span><text:span text:style-name="T55">J</text:span><text:span text:style-name="T74"> de todo o espaço </text:span><text:span text:style-name="T55">S</text:span><text:span text:style-name="T92">j</text:span><text:span text:style-name="T93">.</text:span><text:span text:style-name="T74">. </text:span><text:span text:style-name="T76">Logo, o método dos gradientes conjugados consegue escolher o melhor </text:span><text:span text:style-name="T57">x</text:span><text:span text:style-name="T25">(j)</text:span><text:span text:style-name="T7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5:00:50.301442403</meta:creation-date>
    <dc:date>2015-11-02T20:45:40.629483890</dc:date>
    <meta:editing-duration>PT7H32M34S</meta:editing-duration>
    <meta:editing-cycles>47</meta:editing-cycles>
    <meta:generator>LibreOffice/4.2.8.2$Linux_X86_64 LibreOffice_project/420m0$Build-2</meta:generator>
    <meta:document-statistic meta:table-count="0" meta:image-count="0" meta:object-count="0" meta:page-count="3" meta:paragraph-count="41" meta:word-count="1218" meta:character-count="6784" meta:non-whitespace-character-count="5581"/>
  </office:meta>
</office:document-meta>
</file>